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069" officeooo:paragraph-rsid="000ac069"/>
    </style:style>
    <style:style style:name="P2" style:family="paragraph" style:parent-style-name="Standard">
      <style:text-properties officeooo:rsid="000ac069" officeooo:paragraph-rsid="000ac069"/>
    </style:style>
    <style:style style:name="P3" style:family="paragraph" style:parent-style-name="Standard">
      <style:text-properties officeooo:rsid="000ac069" officeooo:paragraph-rsid="000c62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gsdljslkf aldjfpoaf</text:p>
      <text:p text:style-name="P1">asfkaslifmc;kz</text:p>
      <text:p text:style-name="P1">cadpifjadfm;a</text:p>
      <text:p text:style-name="P1">afnoiasj;asfmpoasl</text:p>
      <text:p text:style-name="P1"/>
      <text:p text:style-name="P3">cadpifjadfm;a</text:p>
      <text:p text:style-name="P3">afnoiasj;asfmpoasl</text:p>
      <text:p text:style-name="P3"/>
      <text:p text:style-name="P3">cadpifjadfm;a</text:p>
      <text:p text:style-name="P3">afnoiasj;asfmpoasl</text:p>
      <text:p text:style-name="P3"/>
      <text:p text:style-name="P3"/>
      <text:p text:style-name="P3">cadpifjadfm;a</text:p>
      <text:p text:style-name="P3">afnoiasj;asfmpoasl</text:p>
      <text:p text:style-name="P3"/>
      <text:p text:style-name="P3">cadpifjadfm;a</text:p>
      <text:p text:style-name="P3">afnoiasj;asfmpoaslcadpifjadfm;a</text:p>
      <text:p text:style-name="P3">afnoiasj;asfmpoaslcadpifjadfm;a</text:p>
      <text:p text:style-name="P3">afnoiasj;asfmpoaslcadpifjadfm;a</text:p>
      <text:p text:style-name="P3">afnoiasj;asfmpoaslcadpifjadfm;a</text:p>
      <text:p text:style-name="P3">afnoiasj;asfmpoas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3:43:47.294441277</meta:creation-date>
    <meta:generator>LibreOffice/5.1.6.2$Linux_X86_64 LibreOffice_project/10m0$Build-2</meta:generator>
    <dc:date>2019-01-09T14:03:50.833255463</dc:date>
    <meta:editing-duration>PT47S</meta:editing-duration>
    <meta:editing-cycles>2</meta:editing-cycles>
    <meta:document-statistic meta:table-count="0" meta:image-count="0" meta:object-count="0" meta:page-count="1" meta:paragraph-count="16" meta:word-count="17" meta:character-count="313" meta:non-whitespace-character-count="312"/>
  </office:meta>
</office:document-meta>
</file>